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b3b3b3" draw:textarea-horizontal-align="justify" draw:textarea-vertical-align="middle" draw:auto-grow-height="false" text:animation="none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svg:stroke-color="#808080" draw:marker-start-width="0.356cm" draw:marker-end="Arrow" draw:marker-end-width="0.254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808080" draw:marker-start="" draw:marker-start-width="0.457cm" draw:marker-end="Arrow" draw:marker-end-width="0.254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808080" draw:marker-start-width="0.356cm" draw:marker-end="" draw:marker-end-width="0.254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color="#000000" fo:text-shadow="1pt 1pt" fo:font-weight="bold" style:font-weight-asian="bold" style:font-weight-complex="bold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000000" fo:text-shadow="1pt 1pt"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5.08cm" svg:height="4.699cm" svg:x="7.985cm" svg:y="9.255cm">
            <text:p text:style-name="P1"><text:span text:style-name="T1">MASTER</text:span></text:p>
            <text:p text:style-name="P1"><text:span text:style-name="T1"><text:s/></text:span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59cm" svg:height="1.016cm" svg:x="1cm" svg:y="1.024cm">
            <text:p text:style-name="P2"><text:span text:style-name="T2">ONLINE OUTPU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611cm" svg:height="3.937cm" svg:x="1cm" svg:y="9.636cm">
            <text:p text:style-name="P1"><text:span text:style-name="T1">Created User</text:span></text:p>
            <text:p text:style-name="P1"><text:span text:style-name="T1">Created Sub array</text:span></text:p>
            <text:p text:style-name="P1"><text:span text:style-name="T1">Antenna's in sub</text:span></text:p>
            <text:p text:style-name="P1"><text:span text:style-name="T1">array</text:span>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7.985cm" svg:y1="10.941cm" svg:x2="6.588cm" svg:y2="10.941cm">
            <text:p/>
          </draw:line>
          <draw:custom-shape draw:style-name="gr1" draw:text-style-name="P1" draw:layer="layout" svg:width="5.08cm" svg:height="1.905cm" svg:x="14.843cm" svg:y="11.352cm">
            <text:p text:style-name="P1"><text:span text:style-name="T1">Tracking Status</text:span>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3.065cm" svg:y1="12.341cm" svg:x2="14.843cm" svg:y2="12.341cm">
            <text:p/>
          </draw:line>
          <draw:custom-shape draw:style-name="gr1" draw:text-style-name="P1" draw:layer="layout" svg:width="2.286cm" svg:height="2.921cm" svg:x="1.127cm" svg:y="3.667cm">
            <text:p text:style-name="P1"><text:span text:style-name="T1">DATE </text:span></text:p>
            <text:p text:style-name="P1"><text:span text:style-name="T1">UTC </text:span></text:p>
            <text:p text:style-name="P1"><text:span text:style-name="T1">LST</text:span></text:p>
            <text:p text:style-name="P1"><text:span text:style-name="T1">IS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08cm" svg:height="0.889cm" svg:x="1cm" svg:y="6.842cm">
            <text:p text:style-name="P1"><text:span text:style-name="T1">Project</text:span>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8.366cm" svg:y1="4.81cm" svg:x2="3.286cm" svg:y2="4.81cm">
            <text:p/>
          </draw:line>
          <draw:line draw:style-name="gr3" draw:text-style-name="P3" draw:layer="layout" svg:x1="8.293cm" svg:y1="7.223cm" svg:x2="6.08cm" svg:y2="7.223cm">
            <text:p/>
          </draw:line>
          <draw:line draw:style-name="gr3" draw:text-style-name="P3" draw:layer="layout" svg:x1="8.366cm" svg:y1="4.81cm" svg:x2="8.366cm" svg:y2="9.255cm">
            <text:p/>
          </draw:line>
          <draw:custom-shape draw:style-name="gr1" draw:text-style-name="P1" draw:layer="layout" svg:width="4.176cm" svg:height="2.081cm" svg:x="9.016cm" svg:y="4.507cm">
            <text:p text:style-name="P1"><text:span text:style-name="T1">Object Name</text:span></text:p>
            <text:p text:style-name="P1"><text:span text:style-name="T1">RA </text:span></text:p>
            <text:p text:style-name="P1"><text:span text:style-name="T1">DEC</text:span>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0.144cm" svg:y1="6.588cm" svg:x2="10.166cm" svg:y2="9.256cm">
            <text:p/>
          </draw:line>
          <draw:custom-shape draw:style-name="gr1" draw:text-style-name="P1" xml:id="id2" draw:id="id2" draw:layer="layout" svg:width="4.176cm" svg:height="2.081cm" svg:x="15.216cm" svg:y="4.508cm">
            <text:p text:style-name="P1"><text:span text:style-name="T1">Antenna</text:span></text:p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13.065cm" svg:y1="11.604cm" svg:x2="15.216cm" svg:y2="5.548cm" draw:start-shape="id1" draw:end-shape="id2" svg:d="m13065 11604h1076v-6056h1075">
            <text:p/>
          </draw:connector>
          <draw:custom-shape draw:style-name="gr1" draw:text-style-name="P1" draw:layer="layout" svg:width="4.176cm" svg:height="2.081cm" svg:x="15.216cm" svg:y="4.509cm">
            <text:p text:style-name="P1"><text:span text:style-name="T1">Antenna</text:span></text:p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176cm" svg:height="2.081cm" svg:x="15.216cm" svg:y="7.609cm">
            <text:p text:style-name="P1"><text:span text:style-name="T1">Antenna</text:span></text:p>
            <text:p text:style-name="P1"><text:span text:style-name="T1">Sub system</text:span></text:p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4.081cm" svg:y1="8.747cm" svg:x2="15.224cm" svg:y2="8.747cm">
            <text:p/>
          </draw:line>
          <draw:custom-shape draw:style-name="gr1" draw:text-style-name="P1" xml:id="id3" draw:id="id3" draw:layer="layout" svg:width="5.08cm" svg:height="1.905cm" svg:x="1.143cm" svg:y="15.853cm">
            <text:p text:style-name="P1"><text:span text:style-name="T1">Observation </text:span></text:p>
            <text:p text:style-name="P1"><text:span text:style-name="T1">Setting</text:span></text:p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7.985cm" svg:y1="11.604cm" svg:x2="6.223cm" svg:y2="16.805cm" draw:start-shape="id1" draw:end-shape="id3" draw:end-glue-point="1" svg:d="m7985 11604h-881v5201h-881">
            <text:p/>
          </draw:connector>
          <draw:custom-shape draw:style-name="gr1" draw:text-style-name="P1" draw:layer="layout" svg:width="5.08cm" svg:height="2.794cm" svg:x="14.943cm" svg:y="15.605cm">
            <text:p text:style-name="P1"><text:span text:style-name="T1">DAS chain</text:span></text:p>
            <text:p text:style-name="P1"><text:span text:style-name="T1">Setting And</text:span></text:p>
            <text:p text:style-name="P1"><text:span text:style-name="T1"><text:s/></text:span><text:span text:style-name="T1">progress bar</text:span>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2.811cm" svg:y1="13.954cm" svg:x2="12.811cm" svg:y2="15.986cm">
            <text:p/>
          </draw:line>
          <draw:line draw:style-name="gr3" draw:text-style-name="P3" draw:layer="layout" svg:x1="12.811cm" svg:y1="15.986cm" svg:x2="14.97cm" svg:y2="15.986cm">
            <text:p/>
          </draw:line>
          <draw:custom-shape draw:style-name="gr1" draw:text-style-name="P1" draw:layer="layout" svg:width="5.08cm" svg:height="2.794cm" svg:x="7.858cm" svg:y="16.621cm">
            <text:p text:style-name="P1"><text:span text:style-name="T1">All Sub system</text:span></text:p>
            <text:p text:style-name="P1"><text:span text:style-name="T1">Monitoring </text:span></text:p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0.144cm" svg:y1="13.988cm" svg:x2="10.166cm" svg:y2="16.65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leset </meta:initial-creator>
    <meta:creation-date>2012-12-06T13:02:44</meta:creation-date>
    <dc:date>2012-12-06T15:07:32</dc:date>
    <dc:creator>teleset </dc:creator>
    <meta:editing-duration>PT2H4M49S</meta:editing-duration>
    <meta:editing-cycles>5</meta:editing-cycles>
    <meta:generator>LibreOffice/3.4$Linux LibreOffice_project/340m1$Build-602</meta:generator>
    <meta:document-statistic meta:object-count="26"/>
  </office:meta>
</office:document-meta>
</file>